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88cm" fo:margin-left="-0.561cm" table:align="left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5.129cm"/>
    </style:style>
    <style:style style:name="Table1.C" style:family="table-column">
      <style:table-column-properties style:column-width="2.32cm"/>
    </style:style>
    <style:style style:name="Table1.D" style:family="table-column">
      <style:table-column-properties style:column-width="2.067cm"/>
    </style:style>
    <style:style style:name="Table1.E" style:family="table-column">
      <style:table-column-properties style:column-width="1.949cm"/>
    </style:style>
    <style:style style:name="Table1.G" style:family="table-column">
      <style:table-column-properties style:column-width="2.159cm"/>
    </style:style>
    <style:style style:name="Table1.H" style:family="table-column">
      <style:table-column-properties style:column-width="1.972cm"/>
    </style:style>
    <style:style style:name="Table1.I" style:family="table-column">
      <style:table-column-properties style:column-width="2.182cm"/>
    </style:style>
    <style:style style:name="Table1.J" style:family="table-column">
      <style:table-column-properties style:column-width="2.066cm"/>
    </style:style>
    <style:style style:name="Table1.K" style:family="table-column">
      <style:table-column-properties style:column-width="2.043cm"/>
    </style:style>
    <style:style style:name="Table1.L" style:family="table-column">
      <style:table-column-properties style:column-width="2.046cm"/>
    </style:style>
    <style:style style:name="Table1.1" style:family="table-row">
      <style:table-row-properties style:min-row-height="0.025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"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officeooo:paragraph-rsid="0011b0cf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dfc9f" officeooo:paragraph-rsid="001dfc9f" style:font-size-asian="7pt" style:font-weight-asian="bold" style:font-size-complex="7pt" style:font-weight-complex="bold"/>
    </style:style>
    <style:style style:name="P5" style:family="paragraph" style:parent-style-name="Table_20_Contents">
      <style:text-properties style:font-name="Liberation Serif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officeooo:paragraph-rsid="0028d88f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8pt" officeooo:rsid="00355553" style:font-size-asian="8pt" style:font-size-complex="8pt"/>
    </style:style>
    <style:style style:name="P10" style:family="paragraph" style:parent-style-name="Table_20_Contents">
      <style:text-properties style:font-name="Liberation Serif" fo:font-size="8pt" officeooo:rsid="003685d4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355553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officeooo:paragraph-rsid="0011b0cf"/>
    </style:style>
    <style:style style:name="P15" style:family="paragraph" style:parent-style-name="Table_20_Contents" style:list-style-name="">
      <style:paragraph-properties fo:text-align="center" style:justify-single-word="false"/>
      <style:text-properties style:font-name="Liberation Serif" fo:font-size="7pt" officeooo:paragraph-rsid="002b0ed7" style:font-size-asian="7pt" style:font-size-complex="7pt"/>
    </style:style>
    <style:style style:name="P16" style:family="paragraph" style:parent-style-name="Table_20_Contents" style:list-style-name="">
      <style:paragraph-properties fo:text-align="center" style:justify-single-word="false"/>
      <style:text-properties style:font-name="Liberation Serif" fo:font-size="7pt" officeooo:paragraph-rsid="001ecfbe" style:font-size-asian="7pt" style:font-size-complex="7pt"/>
    </style:style>
    <style:style style:name="P17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2b0ed7" style:font-size-asian="8pt" style:font-size-complex="8pt"/>
    </style:style>
    <style:style style:name="P18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1ecfbe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384bf2" style:font-size-asian="12pt" style:font-weight-asian="bold" style:font-size-complex="12pt" style:font-weight-complex="bold"/>
    </style:style>
    <style:style style:name="P20" style:family="paragraph" style:parent-style-name="Header">
      <style:paragraph-properties fo:text-align="center" style:justify-single-word="false"/>
      <style:text-properties style:font-name="Liberation Serif" fo:font-size="10pt" fo:font-weight="bold" officeooo:rsid="00adcd69" officeooo:paragraph-rsid="0039baea" style:font-size-asian="10pt" style:font-weight-asian="bold" style:font-size-complex="10pt" style:font-weight-complex="bold"/>
    </style:style>
    <style:style style:name="T1" style:family="text">
      <style:text-properties style:text-underline-style="none" fo:font-weight="bold" officeooo:rsid="0026cfbf" style:font-weight-asian="bold" style:font-name-complex="Arial" style:font-weight-complex="bold"/>
    </style:style>
    <style:style style:name="T2" style:family="text">
      <style:text-properties style:text-underline-style="none" fo:font-weight="bold" officeooo:rsid="0012a1d6" style:font-weight-asian="bold" style:font-name-complex="Arial" style:font-weight-complex="bold"/>
    </style:style>
    <style:style style:name="T3" style:family="text">
      <style:text-properties style:text-underline-style="none" fo:font-weight="bold" officeooo:rsid="00adcd69" style:font-weight-asian="bold" style:font-name-complex="Arial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7pt" style:font-size-asian="7pt" style:font-size-complex="7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officeooo:rsid="003685d4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 table:style-name="Table1.1">
            <table:table-cell table:style-name="Table1.A1" table:number-columns-spanned="12" office:value-type="string">
              <text:p text:style-name="P3">Page <text:page-number text:select-page="current">1</text:page-number> of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">Sr. No.</text:p>
            </table:table-cell>
            <table:table-cell table:style-name="Table1.A2" office:value-type="string">
              <text:p text:style-name="P2">Zone</text:p>
            </table:table-cell>
            <table:table-cell table:style-name="Table1.A2" office:value-type="string">
              <text:p text:style-name="P2">Net Amount</text:p>
            </table:table-cell>
            <table:table-cell table:style-name="Table1.A2" office:value-type="string">
              <text:p text:style-name="P2">Above 240 Days</text:p>
            </table:table-cell>
            <table:table-cell table:style-name="Table1.A2" office:value-type="string">
              <text:p text:style-name="P2">180-240 Days</text:p>
            </table:table-cell>
            <table:table-cell table:style-name="Table1.A2" office:value-type="string">
              <text:p text:style-name="P2">121-180 Days</text:p>
            </table:table-cell>
            <table:table-cell table:style-name="Table1.A2" office:value-type="string">
              <text:p text:style-name="P2">91-120 Days</text:p>
            </table:table-cell>
            <table:table-cell table:style-name="Table1.A2" office:value-type="string">
              <text:p text:style-name="P2">45-90 Days</text:p>
            </table:table-cell>
            <table:table-cell table:style-name="Table1.A2" office:value-type="string">
              <text:p text:style-name="P2">Below 45 Days</text:p>
            </table:table-cell>
            <table:table-cell table:style-name="Table1.A2" office:value-type="string">
              <text:p text:style-name="P2">Total O/S Due</text:p>
            </table:table-cell>
            <table:table-cell table:style-name="Table1.K2" office:value-type="string">
              <text:p text:style-name="P2">Credit Amt.</text:p>
            </table:table-cell>
            <table:table-cell table:style-name="Table1.L2" office:value-type="string">
              <text:p text:style-name="P2">Debit Amt.</text:p>
            </table:table-cell>
          </table:table-row>
        </table:table-header-rows>
        <table:table-row table:style-name="Table1.1">
          <table:table-cell table:style-name="Table1.A3" table:number-columns-spanned="2" office:value-type="string">
            <text:p text:style-name="P8"><text:span text:style-name="Source_20_Text"><text:span text:style-name="T4"><text:text-input text:description="&lt;for each=&quot;line in get_move_lines(o)&quot;&gt;">for loop start for creditors summary</text:text-input></text:span></text:span></text:p>
          </table:table-cell>
          <table:covered-table-cell/>
          <table:table-cell table:style-name="Table1.C3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h text:style-name="P15" text:outline-level="2"><text:text-input text:description="&lt;if test=&quot;line['report_column'] !='total'&quot;&gt;">if not total</text:text-input> </text:h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p text:style-name="P7"><text:span text:style-name="T7"><text:text-input text:description="&lt;line['serial_no']&gt;">sr_no</text:text-input></text:span>.</text:p>
          </table:table-cell>
          <table:table-cell table:style-name="Table1.B9" office:value-type="string">
            <text:p text:style-name="P10"><text:text-input text:description="&lt;line['report_column']&gt;">column_name</text:text-input></text:p>
          </table:table-cell>
          <table:table-cell table:style-name="Table1.C9" office:value-type="string">
            <text:p text:style-name="P6"><text:text-input text:description="&lt;line['net_amount']&gt;">net_amount</text:text-input></text:p>
          </table:table-cell>
          <table:table-cell table:style-name="Table1.D9" office:value-type="string">
            <text:p text:style-name="P6"><text:text-input text:description="&lt;line['Above 240 days']&gt;">above_240</text:text-input></text:p>
          </table:table-cell>
          <table:table-cell table:style-name="Table1.E9" office:value-type="string">
            <text:p text:style-name="P6"><text:text-input text:description="&lt;line['181-240 Days']&gt;">180_240</text:text-input></text:p>
          </table:table-cell>
          <table:table-cell table:style-name="Table1.F9" office:value-type="string">
            <text:p text:style-name="P6"><text:text-input text:description="&lt;line['121-180 Days']&gt;">121_180</text:text-input></text:p>
          </table:table-cell>
          <table:table-cell table:style-name="Table1.G9" office:value-type="string">
            <text:p text:style-name="P6"><text:text-input text:description="&lt;line['91-120 Days']&gt;">91_121</text:text-input></text:p>
          </table:table-cell>
          <table:table-cell table:style-name="Table1.H9" office:value-type="string">
            <text:p text:style-name="P6"><text:text-input text:description="&lt;line['45-90 Days']&gt;">45_90</text:text-input></text:p>
          </table:table-cell>
          <table:table-cell table:style-name="Table1.I9" office:value-type="string">
            <text:p text:style-name="P6"><text:text-input text:description="&lt;line['Below 45 days']&gt;">below_45</text:text-input></text:p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><text:text-input text:description="&lt;line['credit_amt']&gt;">credit</text:text-input></text:p>
          </table:table-cell>
          <table:table-cell table:style-name="Table1.L9" office:value-type="string">
            <text:p text:style-name="P9"><text:text-input text:description="&lt;line['debit_amt']&gt;">debit</text:text-input></text:p>
          </table:table-cell>
        </table:table-row>
        <table:table-row table:style-name="Table1.1">
          <table:table-cell table:style-name="Table1.A9" office:value-type="string">
            <text:h text:style-name="P17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h text:style-name="P16" text:outline-level="2"><text:text-input text:description="&lt;if test=&quot;line['report_column']=='total'&quot;&gt;">if total</text:text-input> </text:h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</table:table-row>
        <table:table-row table:style-name="Table1.1">
          <table:table-cell table:style-name="Table1.A8" table:number-columns-spanned="2" office:value-type="string">
            <text:p text:style-name="P4">Total</text:p>
          </table:table-cell>
          <table:covered-table-cell/>
          <table:table-cell table:style-name="Table1.C8" office:value-type="string">
            <text:p text:style-name="P11"><text:text-input text:description="&lt;line['net_amount']&gt;">net_amount</text:text-input></text:p>
          </table:table-cell>
          <table:table-cell table:style-name="Table1.D9" office:value-type="string">
            <text:p text:style-name="P11"><text:text-input text:description="&lt;line['Above 240 days']&gt;">above_240</text:text-input></text:p>
          </table:table-cell>
          <table:table-cell table:style-name="Table1.E9" office:value-type="string">
            <text:p text:style-name="P11"><text:text-input text:description="&lt;line['181-240 Days']&gt;">180_240</text:text-input></text:p>
          </table:table-cell>
          <table:table-cell table:style-name="Table1.F9" office:value-type="string">
            <text:p text:style-name="P11"><text:text-input text:description="&lt;line['121-180 Days']&gt;">121_180</text:text-input></text:p>
          </table:table-cell>
          <table:table-cell table:style-name="Table1.G9" office:value-type="string">
            <text:p text:style-name="P11"><text:text-input text:description="&lt;line['91-120 Days']&gt;">91_121</text:text-input></text:p>
          </table:table-cell>
          <table:table-cell table:style-name="Table1.H9" office:value-type="string">
            <text:p text:style-name="P11"><text:text-input text:description="&lt;line['45-90 Days']&gt;">45_90</text:text-input></text:p>
          </table:table-cell>
          <table:table-cell table:style-name="Table1.I9" office:value-type="string">
            <text:p text:style-name="P11"><text:text-input text:description="&lt;line['Below 45 days']&gt;">below_45</text:text-input></text:p>
          </table:table-cell>
          <table:table-cell table:style-name="Table1.J9" office:value-type="string">
            <text:p text:style-name="P11"/>
          </table:table-cell>
          <table:table-cell table:style-name="Table1.K9" office:value-type="string">
            <text:p text:style-name="P11"><text:text-input text:description="&lt;line['credit_amt']&gt;">credit</text:text-input></text:p>
          </table:table-cell>
          <table:table-cell table:style-name="Table1.L9" office:value-type="string">
            <text:p text:style-name="P12"><text:text-input text:description="&lt;line['debit_amt']&gt;">debit</text:text-input></text:p>
          </table:table-cell>
        </table:table-row>
        <table:table-row table:style-name="Table1.1">
          <table:table-cell table:style-name="Table1.A9" office:value-type="string">
            <text:h text:style-name="P18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  <table:table-cell table:style-name="Table1.I9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9" office:value-type="string">
            <text:p text:style-name="P6"/>
          </table:table-cell>
          <table:table-cell table:style-name="Table1.L9" office:value-type="string">
            <text:p text:style-name="P6"/>
          </table:table-cell>
        </table:table-row>
        <table:table-row table:style-name="Table1.1">
          <table:table-cell table:style-name="Table1.A10" table:number-columns-spanned="12" office:value-type="string">
            <text:p text:style-name="Table_20_Contents"><text:span text:style-name="Source_20_Text"><text:span text:style-name="T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12" office:value-type="string">
            <text:p text:style-name="P13">Printed on <text:s/><text:date style:data-style-name="N79" text:date-value="2017-01-31T11:35:39.231147360">Tuesday, January 31, 2017</text:date> at <text:time style:data-style-name="N43" text:time-value="2017-01-31T11:35:39.231258002">11:35:34 A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384bf2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0pt" fo:font-weight="bold" officeooo:rsid="00adcd69" officeooo:paragraph-rsid="0039baea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officeooo:paragraph-rsid="0011b0cf" style:font-size-asian="10pt" style:font-size-complex="10pt"/>
    </style:style>
    <style:style style:name="MT1" style:family="text">
      <style:text-properties style:text-underline-style="none" fo:font-weight="bold" officeooo:rsid="0026cfbf" style:font-weight-asian="bold" style:font-name-complex="Arial" style:font-weight-complex="bold"/>
    </style:style>
    <style:style style:name="MT2" style:family="text">
      <style:text-properties style:text-underline-style="none" fo:font-weight="bold" officeooo:rsid="0012a1d6" style:font-weight-asian="bold" style:font-name-complex="Arial" style:font-weight-complex="bold"/>
    </style:style>
    <style:style style:name="MT3" style:family="text">
      <style:text-properties style:text-underline-style="none" fo:font-weight="bold" officeooo:rsid="00adcd69" style:font-weight-asian="bold" style:font-name-complex="Arial" style:font-weight-complex="bold"/>
    </style:style>
    <style:page-layout style:name="Mpm1">
      <style:page-layout-properties fo:page-width="29.693cm" fo:page-height="21.006cm" style:num-format="1" style:print-orientation="landscape" fo:margin-top="1.2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/><text:text-input text:description="&lt;company_address(o)&gt;">Company Address</text:text-input></text:p>
        <text:p text:style-name="MP3"><text:span text:style-name="MT1">DEBTORS OUTSTANDING STATEMENT </text:span><text:span text:style-name="MT2"><text:s/>AS ON</text:span><text:span text:style-name="MT3"> </text:span><text:span text:style-name="MT3"><text:date style:data-style-name="N36" text:date-value="2017-01-31T11:35:39.110873546">01/31/2017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6T10:00:09.907487332</meta:creation-date>
    <meta:generator>LibreOffice/4.2.8.2$Linux_X86_64 LibreOffice_project/420m0$Build-2</meta:generator>
    <dc:date>2017-01-31T11:35:39.052457770</dc:date>
    <meta:editing-duration>PT1H52M57S</meta:editing-duration>
    <meta:editing-cycles>42</meta:editing-cycles>
    <meta:document-statistic meta:table-count="1" meta:image-count="0" meta:object-count="0" meta:page-count="1" meta:paragraph-count="44" meta:word-count="145" meta:character-count="552" meta:non-whitespace-character-count="502"/>
  </office:meta>
</office:document-meta>
</file>